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rial" svg:font-family="arial, helvetic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995cm" table:align="left"/>
    </style:style>
    <style:style style:name="Table1.A" style:family="table-column">
      <style:table-column-properties style:column-width="6.69cm"/>
    </style:style>
    <style:style style:name="Table1.B" style:family="table-column">
      <style:table-column-properties style:column-width="2.35cm"/>
    </style:style>
    <style:style style:name="Table1.C" style:family="table-column">
      <style:table-column-properties style:column-width="7.953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5cm" table:align="left"/>
    </style:style>
    <style:style style:name="Table2.A" style:family="table-column">
      <style:table-column-properties style:column-width="7.925cm"/>
    </style:style>
    <style:style style:name="Table2.B" style:family="table-column">
      <style:table-column-properties style:column-width="3.406cm"/>
    </style:style>
    <style:style style:name="Table2.C" style:family="table-column">
      <style:table-column-properties style:column-width="5.662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4" style:family="table">
      <style:table-properties style:width="16.995cm" table:align="left"/>
    </style:style>
    <style:style style:name="Table4.A" style:family="table-column">
      <style:table-column-properties style:column-width="0.75cm"/>
    </style:style>
    <style:style style:name="Table4.B" style:family="table-column">
      <style:table-column-properties style:column-width="4.916cm"/>
    </style:style>
    <style:style style:name="Table4.C" style:family="table-column">
      <style:table-column-properties style:column-width="5.666cm"/>
    </style:style>
    <style:style style:name="Table4.D" style:family="table-column">
      <style:table-column-properties style:column-width="5.662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5.666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5cm" table:align="left"/>
    </style:style>
    <style:style style:name="Table3.A" style:family="table-column">
      <style:table-column-properties style:column-width="6.69cm"/>
    </style:style>
    <style:style style:name="Table3.B" style:family="table-column">
      <style:table-column-properties style:column-width="2.35cm"/>
    </style:style>
    <style:style style:name="Table3.C" style:family="table-column">
      <style:table-column-properties style:column-width="7.953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7" style:family="table">
      <style:table-properties style:width="16.995cm" table:align="left"/>
    </style:style>
    <style:style style:name="Table7.A" style:family="table-column">
      <style:table-column-properties style:column-width="2.427cm"/>
    </style:style>
    <style:style style:name="Table7.D" style:family="table-column">
      <style:table-column-properties style:column-width="1.974cm"/>
    </style:style>
    <style:style style:name="Table7.E" style:family="table-column">
      <style:table-column-properties style:column-width="1.231cm"/>
    </style:style>
    <style:style style:name="Table7.F" style:family="table-column">
      <style:table-column-properties style:column-width="2.277cm"/>
    </style:style>
    <style:style style:name="Table7.G" style:family="table-column">
      <style:table-column-properties style:column-width="1.543cm"/>
    </style:style>
    <style:style style:name="Table7.H" style:family="table-column">
      <style:table-column-properties style:column-width="2.679cm"/>
    </style:style>
    <style:style style:name="Table7.A1" style:family="table-cell">
      <style:table-cell-properties fo:padding="0.097cm" fo:border-left="0.002cm solid #000000" fo:border-right="none" fo:border-top="0.002cm solid #000000" fo:border-bottom="0.002cm solid #000000"/>
    </style:style>
    <style:style style:name="Table7.H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H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style:font-name="Arial Narrow" fo:font-size="8pt" style:font-size-asian="8pt" style:font-size-complex="8pt"/>
    </style:style>
    <style:style style:name="P5" style:family="paragraph" style:parent-style-name="Heading_20_1">
      <style:text-properties fo:font-weight="bold" style:font-weight-asian="bold" style:font-weight-complex="bold"/>
    </style:style>
    <style:style style:name="P6" style:family="paragraph" style:parent-style-name="Text_20_body" style:list-style-name="L1"/>
    <style:style style:name="P7" style:family="paragraph" style:parent-style-name="Text_20_body">
      <style:text-properties fo:font-weight="normal" style:font-weight-asian="normal" style:font-weight-complex="normal"/>
    </style:style>
    <style:style style:name="P8" style:family="paragraph" style:parent-style-name="Text_20_body" style:list-style-name="L1">
      <style:text-properties fo:font-weight="normal" style:font-weight-asian="normal" style:font-weight-complex="normal"/>
    </style:style>
    <style:style style:name="P9" style:family="paragraph" style:parent-style-name="Text_20_body" style:list-style-name="L1">
      <style:text-properties fo:font-weight="normal" style:font-weight-asian="normal" style:font-weight-complex="normal"/>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1">
      <style:text-properties fo:font-weight="normal" style:font-weight-asian="normal" style:font-weight-complex="normal"/>
    </style:style>
    <style:style style:name="P12" style:family="paragraph" style:parent-style-name="Text_20_body" style:list-style-name="L1">
      <style:text-properties fo:font-weight="normal" style:font-weight-asian="normal" style:font-weight-complex="normal"/>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fo:font-size="10pt" fo:font-weight="normal" style:font-size-asian="10pt" style:font-weight-asian="normal" style:font-size-complex="10pt" style:font-weight-complex="normal"/>
    </style:style>
    <style:style style:name="P15" style:family="paragraph" style:parent-style-name="Text_20_body">
      <style:paragraph-properties fo:text-align="center" style:justify-single-word="false"/>
      <style:text-properties fo:font-size="10pt" style:font-size-asian="10pt" style:font-size-complex="10pt"/>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background-color="#cccccc">
        <style:background-image/>
      </style:paragraph-properties>
      <style:text-properties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style:font-size-asian="10pt" style:font-size-complex="10pt"/>
    </style:style>
    <style:style style:name="T4" style:family="text">
      <style:text-properties fo:font-size="10pt" fo:font-weight="normal" style:font-size-asian="10pt" style:font-weight-asian="normal" style:font-size-complex="10pt" style:font-weight-complex="normal"/>
    </style:style>
    <style:style style:name="T5" style:family="text">
      <style:text-properties style:text-position="super 58%"/>
    </style:style>
    <style:style style:name="T6" style:family="text">
      <style:text-properties style:text-position="super 58%"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Basic concepts of RDF</text:h>
      <text:p text:style-name="Text_20_body">RDF (Resource Description Framework) is a model and language for describing the metadata of <text:span text:style-name="T1">resources</text:span>. A resource is anything that can be identified with a URI (Uniform Resource Identifier). In the majority of cases, resources are identified by URL (Uniform Resource Locator) which is a sub-case of URI, and which allows the resource to be looked up on the Web.</text:p>
      <text:p text:style-name="Text_20_body"/>
      <text:p text:style-name="Text_20_body">In RDF, every resource can be described by a set of RDF <text:span text:style-name="T1">triples</text:span> (aka RDF statements). Imagine the following statements:</text:p>
      <text:list text:style-name="L1">
        <text:list-item>
          <text:p text:style-name="P6">the <text:span text:style-name="T1">title</text:span> of <text:a xlink:type="simple" xlink:href="http://www.google.com/">http://my.com/Doc1</text:a> is <text:span text:style-name="T1">My document</text:span></text:p>
        </text:list-item>
        <text:list-item>
          <text:p text:style-name="P8">the <text:span text:style-name="T1">format</text:span> of <text:a xlink:type="simple" xlink:href="http://www.google.com/">http://my.com/Doc1</text:a> is <text:span text:style-name="T1">application/msword</text:span></text:p>
        </text:list-item>
        <text:list-item>
          <text:p text:style-name="P8">the <text:span text:style-name="T1">language</text:span> of <text:a xlink:type="simple" xlink:href="http://www.google.com/"><text:span text:style-name="T2">http://my.com/Doc1</text:span></text:a><text:span text:style-name="T2"> is </text:span><text:span text:style-name="T1">Estonian</text:span></text:p>
        </text:list-item>
        <text:list-item>
          <text:p text:style-name="P8">the <text:span text:style-name="T1">language</text:span> of <text:a xlink:type="simple" xlink:href="http://www.google.com/"><text:span text:style-name="T2">http://my.com/Doc1</text:span></text:a><text:span text:style-name="T2"> is also </text:span><text:span text:style-name="T1">English</text:span></text:p>
        </text:list-item>
        <text:list-item>
          <text:p text:style-name="P8">the <text:span text:style-name="T1">related</text:span> of <text:a xlink:type="simple" xlink:href="http://www.google.com/"><text:span text:style-name="T2">http://my.com/Doc1</text:span></text:a><text:span text:style-name="T2"> is </text:span><text:a xlink:type="simple" xlink:href="http://www.google.com/"><text:span text:style-name="T2">http://my.com/Doc23</text:span></text:a></text:p>
        </text:list-item>
        <text:list-item>
          <text:p text:style-name="P8">the <text:span text:style-name="T1">relation</text:span> of <text:a xlink:type="simple" xlink:href="http://www.google.com/"><text:span text:style-name="T2">http://my.com/Doc1</text:span></text:a><text:span text:style-name="T2"> is also </text:span><text:span text:style-name="T1">interviews with colleagues</text:span></text:p>
        </text:list-item>
      </text:list>
      <text:p text:style-name="P7">RDF triples for representing these statements would be:</text:p>
      <table:table table:name="Table2" table:style-name="Table2">
        <table:table-column table:style-name="Table2.A"/>
        <table:table-column table:style-name="Table2.B"/>
        <table:table-column table:style-name="Table2.C"/>
        <table:table-row>
          <table:table-cell table:style-name="Table2.A1" office:value-type="string">
            <text:p text:style-name="P13"><text:a xlink:type="simple" xlink:href="http://www.google.com/"><text:span text:style-name="T3">http://my.com/Doc1</text:span></text:a></text:p>
          </table:table-cell>
          <table:table-cell table:style-name="Table2.A1" office:value-type="string">
            <text:p text:style-name="P2">title</text:p>
          </table:table-cell>
          <table:table-cell table:style-name="Table2.C1" office:value-type="string">
            <text:p text:style-name="P2">My document</text:p>
          </table:table-cell>
        </table:table-row>
        <table:table-row>
          <table:table-cell table:style-name="Table2.A2" office:value-type="string">
            <text:p text:style-name="P13"><text:a xlink:type="simple" xlink:href="http://www.google.com/"><text:span text:style-name="T3">http://my.com/Doc1</text:span></text:a></text:p>
          </table:table-cell>
          <table:table-cell table:style-name="Table2.A2" office:value-type="string">
            <text:p text:style-name="P2">format</text:p>
          </table:table-cell>
          <table:table-cell table:style-name="Table2.C2" office:value-type="string">
            <text:p text:style-name="P14">application/msword</text:p>
          </table:table-cell>
        </table:table-row>
        <table:table-row>
          <table:table-cell table:style-name="Table2.A2" office:value-type="string">
            <text:p text:style-name="P13"><text:a xlink:type="simple" xlink:href="http://www.google.com/"><text:span text:style-name="T3">http://my.com/Doc1</text:span></text:a></text:p>
          </table:table-cell>
          <table:table-cell table:style-name="Table2.A2" office:value-type="string">
            <text:p text:style-name="P2">language</text:p>
          </table:table-cell>
          <table:table-cell table:style-name="Table2.C2" office:value-type="string">
            <text:p text:style-name="P2">Estonian</text:p>
          </table:table-cell>
        </table:table-row>
        <table:table-row>
          <table:table-cell table:style-name="Table2.A2" office:value-type="string">
            <text:p text:style-name="P13"><text:a xlink:type="simple" xlink:href="http://www.google.com/"><text:span text:style-name="T3">http://my.com/Doc1</text:span></text:a></text:p>
          </table:table-cell>
          <table:table-cell table:style-name="Table2.A2" office:value-type="string">
            <text:p text:style-name="P2">language</text:p>
          </table:table-cell>
          <table:table-cell table:style-name="Table2.C2" office:value-type="string">
            <text:p text:style-name="P2">English</text:p>
          </table:table-cell>
        </table:table-row>
        <table:table-row>
          <table:table-cell table:style-name="Table2.A2" office:value-type="string">
            <text:p text:style-name="P13"><text:a xlink:type="simple" xlink:href="http://www.google.com/"><text:span text:style-name="T3">http://my.com/Doc1</text:span></text:a></text:p>
          </table:table-cell>
          <table:table-cell table:style-name="Table2.A2" office:value-type="string">
            <text:p text:style-name="P2">relation</text:p>
          </table:table-cell>
          <table:table-cell table:style-name="Table2.C2" office:value-type="string">
            <text:p text:style-name="P15"><text:a xlink:type="simple" xlink:href="http://www.google.com/"><text:span text:style-name="T3">http://my.com/Doc23</text:span></text:a></text:p>
          </table:table-cell>
        </table:table-row>
        <table:table-row>
          <table:table-cell table:style-name="Table2.A2" office:value-type="string">
            <text:p text:style-name="P13"><text:a xlink:type="simple" xlink:href="http://www.google.com/"><text:span text:style-name="T3">http://my.com/Doc1</text:span></text:a></text:p>
          </table:table-cell>
          <table:table-cell table:style-name="Table2.A2" office:value-type="string">
            <text:p text:style-name="P2">relation</text:p>
          </table:table-cell>
          <table:table-cell table:style-name="Table2.C2" office:value-type="string">
            <text:p text:style-name="P15">interviews with colleagues</text:p>
          </table:table-cell>
        </table:table-row>
      </table:table>
      <text:p text:style-name="P7"/>
      <text:p text:style-name="P7">The 1<text:span text:style-name="T5">st</text:span> element of a triple is called <text:span text:style-name="T1">Subject</text:span>, the 2<text:span text:style-name="T5">nd</text:span> element is called <text:span text:style-name="T1">Predicate</text:span>, and the 3<text:span text:style-name="T5">rd</text:span> element is called <text:span text:style-name="T1">Object</text:span><text:span text:style-name="T2">. Subject denotes a resource. Predicate denotes a property. Object denotes the value of this property for this resource. So in the above table, the 1</text:span><text:span text:style-name="T6">st</text:span><text:span text:style-name="T2"> column is subjects, the 2</text:span><text:span text:style-name="T6">nd</text:span><text:span text:style-name="T2"> column is predicates and the 3</text:span><text:span text:style-name="T6">rd</text:span><text:span text:style-name="T2"> column is objects.</text:span></text:p>
      <text:p text:style-name="P7"><text:span text:style-name="T2"/></text:p>
      <text:p text:style-name="P7"><text:span text:style-name="T2">But in the above table, what do we mean by "title", what do we mean by "language", etc? In RDF world, every predicate itself too must be uniquely identified by a URI. So let's assume that by title we mean </text:span><text:a xlink:type="simple" xlink:href="http://purl.org/dc/elements/1.1/title"><text:span text:style-name="T2">http://purl.org/dc/elements/1.1/title</text:span></text:a><text:span text:style-name="T2"> and by relation we mean </text:span><text:a xlink:type="simple" xlink:href="http://purl.org/dc/elements/1.1/title"><text:span text:style-name="T2">http://purl.org/dc/elements/1.1/format</text:span></text:a><text:span text:style-name="T2"> and so on. These are metadata elements from the DublinCore standard (</text:span><text:a xlink:type="simple" xlink:href="http://dublincore.org/documents/dces/"><text:span text:style-name="T2">http://dublincore.org/documents/dces/</text:span></text:a><text:span text:style-name="T2">). So the above table would now look like this:</text:span></text:p>
      <table:table table:name="Table5" table:style-name="Table5">
        <table:table-column table:style-name="Table5.A" table:number-columns-repeated="3"/>
        <table:table-row>
          <table:table-cell table:style-name="Table5.A1" office:value-type="string">
            <text:p text:style-name="P13"><text:a xlink:type="simple" xlink:href="http://www.google.com/"><text:span text:style-name="T3">http://my.com/Doc1</text:span></text:a></text:p>
          </table:table-cell>
          <table:table-cell table:style-name="Table5.A1" office:value-type="string">
            <text:p text:style-name="P14"><text:a xlink:type="simple" xlink:href="http://purl.org/dc/elements/1.1/title"><text:span text:style-name="T2">http://purl.org/dc/elements/1.1/title</text:span></text:a></text:p>
          </table:table-cell>
          <table:table-cell table:style-name="Table5.C1" office:value-type="string">
            <text:p text:style-name="P2">My document</text:p>
          </table:table-cell>
        </table:table-row>
        <table:table-row>
          <table:table-cell table:style-name="Table5.A2" office:value-type="string">
            <text:p text:style-name="P13"><text:a xlink:type="simple" xlink:href="http://www.google.com/"><text:span text:style-name="T3">http://my.com/Doc1</text:span></text:a></text:p>
          </table:table-cell>
          <table:table-cell table:style-name="Table5.A2" office:value-type="string">
            <text:p text:style-name="P14"><text:a xlink:type="simple" xlink:href="http://purl.org/dc/elements/1.1/title"><text:span text:style-name="T2">http://purl.org/dc/elements/1.1/format</text:span></text:a></text:p>
          </table:table-cell>
          <table:table-cell table:style-name="Table5.C2" office:value-type="string">
            <text:p text:style-name="P14">application/msword</text:p>
          </table:table-cell>
        </table:table-row>
        <table:table-row>
          <table:table-cell table:style-name="Table5.A2" office:value-type="string">
            <text:p text:style-name="P3">...</text:p>
          </table:table-cell>
          <table:table-cell table:style-name="Table5.A2" office:value-type="string">
            <text:p text:style-name="P3">...</text:p>
          </table:table-cell>
          <table:table-cell table:style-name="Table5.C2" office:value-type="string">
            <text:p text:style-name="P3">...</text:p>
          </table:table-cell>
        </table:table-row>
      </table:table>
      <text:p text:style-name="P7"><text:span text:style-name="T2"/></text:p>
      <text:p text:style-name="P7"><text:span text:style-name="T2">Triples constitute the RDF data model.</text:span></text:p>
      <text:h text:style-name="P5" text:outline-level="1">Syntax of RDF</text:h>
      <text:p text:style-name="P16"><text:span text:style-name="T2">In RDF syntax, the triples from the above example would be represented like this:</text:span></text:p>
      <text:p text:style-name="P16">Example 1:</text:p>
      <text:p text:style-name="P17"><text:span text:style-name="T2">&lt;?xml version="1.0" encoding="UTF-8"?&gt;</text:span></text:p>
      <text:p text:style-name="P17"><text:span text:style-name="T2">&lt;rdf:RDF xmlns:rdf="http://www.w3.org/1999/02/22-rdf-syntax-ns#" xmlns:dc="http://purl.org/dc/elements/1.1/"&gt;</text:span></text:p>
      <text:p text:style-name="P17"><text:span text:style-name="T2"><text:tab/>&lt;rdf:Description rdf:about="http://my.com/Doc1"&gt;</text:span></text:p>
      <text:p text:style-name="P17"><text:span text:style-name="T2"><text:tab/><text:tab/>&lt;dc:title&gt;My document&lt;/dc:title&gt;</text:span></text:p>
      <text:p text:style-name="P17"><text:span text:style-name="T2"><text:tab/><text:tab/>&lt;dc:format&gt;application/msword&lt;/dc:title&gt;</text:span></text:p>
      <text:p text:style-name="P17"><text:span text:style-name="T2"><text:tab/><text:tab/>&lt;dc:language&gt;Estonian&lt;/dc:language&gt;</text:span></text:p>
      <text:p text:style-name="P17"><text:span text:style-name="T2"><text:tab/><text:tab/>&lt;dc:language&gt;English&lt;/dc:language&gt;</text:span></text:p>
      <text:p text:style-name="P17"><text:span text:style-name="T2"><text:tab/><text:tab/>&lt;dc:relation rdf:resource="http://my.com/Doc23" /&gt;</text:span></text:p>
      <text:p text:style-name="P17"><text:span text:style-name="T2"><text:tab/><text:tab/>&lt;dc:</text:span><text:span text:style-name="T4">relation</text:span><text:span text:style-name="T2">&gt;interviews with colleagues&lt;/dc</text:span><text:span text:style-name="T4">:relation</text:span><text:span text:style-name="T2">&gt;</text:span></text:p>
      <text:p text:style-name="P17"><text:span text:style-name="T2"><text:tab/>&lt;/rdf:Description&gt;</text:span></text:p>
      <text:p text:style-name="P17"><text:span text:style-name="T2">&lt;/rdf:RDF&gt;</text:span></text:p>
      <text:p text:style-name="P7"><text:span text:style-name="T2">Also notice how dc:language appears twice, to indicate both Estonian and English.</text:span></text:p>
      <text:p text:style-name="P7">Also notice how the first value of dc:relation is given differently from other predicates, using the <text:span text:style-name="T1">rdf:resource</text:span> attribute. This is to indicate that this value <text:span text:style-name="T2">is to be interpreted as another resource, in this case </text:span><text:a xlink:type="simple" xlink:href="http://my.com/Doc23"><text:span text:style-name="T4">http://my.com/Doc23</text:span></text:a><text:span text:style-name="T2">. So </text:span><text:a xlink:type="simple" xlink:href="http://my.com/Doc23"><text:span text:style-name="T4">http://my.com/Doc23</text:span></text:a><text:span text:style-name="T2"> is called a </text:span><text:span text:style-name="T1">resource object </text:span><text:span text:style-name="T2">while 'interviews with colleagues' is called a </text:span><text:span text:style-name="T1">literal object</text:span><text:span text:style-name="T2">.</text:span></text:p>
      <text:p text:style-name="P7"/>
      <text:h text:style-name="P5" text:outline-level="1">Harvesting and sources</text:h>
      <text:p text:style-name="P7"><text:span text:style-name="T2"/></text:p>
      <text:p text:style-name="P7"><text:span text:style-name="T1">Harvesting</text:span><text:span text:style-name="T2"> is the process of downloading RDF files from a set of agreed URLs, parsing them into triples and storing the triples into an RDF data store which basically follows the above-depicted table structure. A process that performs harvesting is called </text:span><text:span text:style-name="T1">harvester</text:span><text:span text:style-name="T2">. Ready-made </text:span><text:span text:style-name="T1">RDF parsers</text:span><text:span text:style-name="T2"> exist (CR uses ARP (Another RDF Parser, </text:span><text:a xlink:type="simple" xlink:href="http://jena.sourceforge.net/ARP/features.html"><text:span text:style-name="T2">http://jena.sourceforge.net/ARP/features.html</text:span></text:a><text:span text:style-name="T2">)) which are capable of extracting triples from an RDF file and feeding those triples to callback methods implemented in your code.</text:span></text:p>
      <text:p text:style-name="P7"><text:span text:style-name="T2"/></text:p>
      <text:p text:style-name="P7"><text:span text:style-name="T2">The URLs from which CR harvests, are called </text:span><text:span text:style-name="T1">harvest sources</text:span><text:span text:style-name="T2"> or simply </text:span><text:span text:style-name="T1">sources</text:span><text:span text:style-name="T2">.</text:span></text:p>
      <text:h text:style-name="Heading_20_1" text:outline-level="1">Derived triples and objects</text:h>
      <text:p text:style-name="P7"/>
      <text:p text:style-name="P7">Imagine that CR harvests both the above Example 1 and also Example 2 below:</text:p>
      <text:p text:style-name="P16">Example 2:</text:p>
      <text:p text:style-name="P17"><text:span text:style-name="T2">&lt;?xml version="1.0" encoding="UTF-8"?&gt;</text:span></text:p>
      <text:p text:style-name="P17"><text:span text:style-name="T2">&lt;rdf:RDF xmlns:rdf="http://www.w3.org/1999/02/22-rdf-syntax-ns#" xmlns:rdfs="http://www.w3.org/2000/01/rdf-schema#"&gt;</text:span></text:p>
      <text:p text:style-name="P17"><text:span text:style-name="T2"><text:tab/>&lt;rdf:Description rdf:about="http://my.com/Doc23"&gt;</text:span></text:p>
      <text:p text:style-name="P17"><text:span text:style-name="T2"><text:tab/><text:tab/>&lt;rdfs:label&gt;My other document&lt;/rdfs:label&gt;</text:span></text:p>
      <text:p text:style-name="P17"><text:span text:style-name="T2"><text:tab/>&lt;/rdf:Description&gt;</text:span></text:p>
      <text:p text:style-name="P17"><text:span text:style-name="T2">&lt;/rdf:RDF&gt;</text:span></text:p>
      <text:p text:style-name="P7"><text:span text:style-name="T2">Harvesting both of these examples would result in the following triples collected (the first column in the below table is just to help us refer to concrete triple):</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
          </table:table-cell>
          <table:table-cell table:style-name="Table4.A1" office:value-type="string">
            <text:p text:style-name="P3">...</text:p>
          </table:table-cell>
          <table:table-cell table:style-name="Table4.A1" office:value-type="string">
            <text:p text:style-name="P3">...</text:p>
          </table:table-cell>
          <table:table-cell table:style-name="Table4.D1" office:value-type="string">
            <text:p text:style-name="P3">...</text:p>
          </table:table-cell>
        </table:table-row>
        <table:table-row>
          <table:table-cell table:style-name="Table4.A2" office:value-type="string">
            <text:p text:style-name="P15">1</text:p>
          </table:table-cell>
          <table:table-cell table:style-name="Table4.A2" office:value-type="string">
            <text:p text:style-name="P15"><text:a xlink:type="simple" xlink:href="http://www.google.com/"><text:span text:style-name="T3">http://my.com/Doc23</text:span></text:a></text:p>
          </table:table-cell>
          <table:table-cell table:style-name="Table4.A2" office:value-type="string">
            <text:p text:style-name="P2">http://www.w3.org/2000/01/rdf-schema#label</text:p>
          </table:table-cell>
          <table:table-cell table:style-name="Table4.D2" office:value-type="string">
            <text:p text:style-name="P2">My other document</text:p>
          </table:table-cell>
        </table:table-row>
        <table:table-row>
          <table:table-cell table:style-name="Table4.A2" office:value-type="string">
            <text:p text:style-name="P13">2</text:p>
          </table:table-cell>
          <table:table-cell table:style-name="Table4.A2" office:value-type="string">
            <text:p text:style-name="P13"><text:a xlink:type="simple" xlink:href="http://www.google.com/"><text:span text:style-name="T3">http://my.com/Doc1</text:span></text:a></text:p>
          </table:table-cell>
          <table:table-cell table:style-name="Table4.A2" office:value-type="string">
            <text:p text:style-name="P2">http://purl.org/dc/elements/1.1/relation</text:p>
          </table:table-cell>
          <table:table-cell table:style-name="Table4.D2" office:value-type="string">
            <text:p text:style-name="P15"><text:a xlink:type="simple" xlink:href="http://www.google.com/"><text:span text:style-name="T3">http://my.com/Doc23</text:span></text:a></text:p>
          </table:table-cell>
        </table:table-row>
        <table:table-row>
          <table:table-cell table:style-name="Table4.A2" office:value-type="string">
            <text:p text:style-name="P13">3</text:p>
          </table:table-cell>
          <table:table-cell table:style-name="Table4.A2" office:value-type="string">
            <text:p text:style-name="P13"><text:a xlink:type="simple" xlink:href="http://www.google.com/"><text:span text:style-name="T3">http://my.com/Doc1</text:span></text:a></text:p>
          </table:table-cell>
          <table:table-cell table:style-name="Table4.A2" office:value-type="string">
            <text:p text:style-name="P2">http://purl.org/dc/elements/1.1/relation</text:p>
          </table:table-cell>
          <table:table-cell table:style-name="Table4.D2" office:value-type="string">
            <text:p text:style-name="P15"><text:span text:style-name="T3">My other document</text:span></text:p>
          </table:table-cell>
        </table:table-row>
        <table:table-row>
          <table:table-cell table:style-name="Table4.A2" office:value-type="string">
            <text:p text:style-name="P13"/>
          </table:table-cell>
          <table:table-cell table:style-name="Table4.A2" office:value-type="string">
            <text:p text:style-name="P13">...</text:p>
          </table:table-cell>
          <table:table-cell table:style-name="Table4.A2" office:value-type="string">
            <text:p text:style-name="P2">...</text:p>
          </table:table-cell>
          <table:table-cell table:style-name="Table4.D2" office:value-type="string">
            <text:p text:style-name="P15">...</text:p>
          </table:table-cell>
        </table:table-row>
      </table:table>
      <text:p text:style-name="P7"><text:span text:style-name="T2"/></text:p>
      <text:p text:style-name="P7"><text:span text:style-name="T2">Notice that triple 3 in the above table was not actually present in either of the RDF files. CR's harvester automatically creates this triples. In the 1</text:span><text:span text:style-name="T6">st</text:span><text:span text:style-name="T2"> file it sees that Doc1 refers to Doc23. In the 2</text:span><text:span text:style-name="T6">nd</text:span><text:span text:style-name="T2"> file it sees that the rdfs:label of Doc23 is 'My other document'. From these discoveries, it automatically creates the last triple <text:s/>in the above table. The reason is that rdfs:label is a special predicate which in RDF world is dedicated to representing the human-readable version of a resource's name. So if CR knows that dc:relation of Doc1 is Doc23, then it makes sense to also add a triple that states that <text:s/>dc:relation of Doc1 is 'My other document'. Later, this enables users to perform search for any documents that refer to 'My other document'. Otherwise the user would have to know the exact URL of Doc23.</text:span></text:p>
      <text:p text:style-name="P7"><text:span text:style-name="T2"/></text:p>
      <text:p text:style-name="P7"><text:span text:style-name="T2">In CR terms, triple 3 in the above table is called a </text:span><text:span text:style-name="T1">derived triple</text:span><text:span text:style-name="T2"> and the object of that triple is called </text:span><text:span text:style-name="T1">derived object</text:span><text:span text:style-name="T2">. Triple 2 is called the </text:span><text:span text:style-name="T1">triple from which triple 3 was derived</text:span><text:span text:style-name="T2"> and the obejct in triple is called the </text:span><text:span text:style-name="T1">object from which the object of triple 3 was derived</text:span><text:span text:style-name="T2">.</text:span></text:p>
      <text:p text:style-name="P7"><text:span text:style-name="T2">In RDF terms, deriving, derived and derivation is called </text:span><text:span text:style-name="T1">inferring, inferred, inference</text:span><text:span text:style-name="T2">.</text:span></text:p>
      <text:h text:style-name="P5" text:outline-level="1">Anonymous resources</text:h>
      <text:p text:style-name="P7"><text:span text:style-name="T2"/></text:p>
      <text:p text:style-name="P7"><text:span text:style-name="T2">Chapter to be written... (for advanced CR developers :) )</text:span></text:p>
      <text:p text:style-name="P7"><text:span text:style-name="T2"/></text:p>
      <text:h text:style-name="P5" text:outline-level="1">HARVEST_SOURCE table in CR database</text:h>
      <text:p text:style-name="P7"><text:span text:style-name="T2">HARVEST_SOURCE is the table where CR stores information about the sources it has to harevst.</text:span></text:p>
      <text:p text:style-name="P7"><text:span text:style-name="T2">Following are the most important fields of HARVEST_SOURCE to understand:</text:span></text:p>
      <table:table table:name="Table3" table:style-name="Table3">
        <table:table-column table:style-name="Table3.A"/>
        <table:table-column table:style-name="Table3.B"/>
        <table:table-column table:style-name="Table3.C"/>
        <table:table-row>
          <table:table-cell table:style-name="Table3.A1" office:value-type="string">
            <text:p text:style-name="P1">Field</text:p>
          </table:table-cell>
          <table:table-cell table:style-name="Table3.A1" office:value-type="string">
            <text:p text:style-name="P1">Datatype</text:p>
          </table:table-cell>
          <table:table-cell table:style-name="Table3.C1" office:value-type="string">
            <text:p text:style-name="P1">Description</text:p>
          </table:table-cell>
        </table:table-row>
        <table:table-row>
          <table:table-cell table:style-name="Table3.A2" office:value-type="string">
            <text:p text:style-name="Table_20_Contents">URL</text:p>
          </table:table-cell>
          <table:table-cell table:style-name="Table3.A2" office:value-type="string">
            <text:p text:style-name="Table_20_Contents">text</text:p>
          </table:table-cell>
          <table:table-cell table:style-name="Table3.C2" office:value-type="string">
            <text:p text:style-name="Table_20_Contents">The URL of the source. Null not allowed.</text:p>
          </table:table-cell>
        </table:table-row>
        <table:table-row>
          <table:table-cell table:style-name="Table3.A2" office:value-type="string">
            <text:p text:style-name="Table_20_Contents">URL_HASH</text:p>
          </table:table-cell>
          <table:table-cell table:style-name="Table3.A2" office:value-type="string">
            <text:p text:style-name="Table_20_Contents">bigint</text:p>
          </table:table-cell>
          <table:table-cell table:style-name="Table3.C2" office:value-type="string">
            <text:p text:style-name="Table_20_Contents">Integer hashof URL (see chapter about SPO table for more on integer hashes). Null not allowed.</text:p>
          </table:table-cell>
        </table:table-row>
        <table:table-row>
          <table:table-cell table:style-name="Table3.A2" office:value-type="string">
            <text:p text:style-name="Table_20_Contents">LAST_HARVEST</text:p>
          </table:table-cell>
          <table:table-cell table:style-name="Table3.A2" office:value-type="string">
            <text:p text:style-name="Table_20_Contents">timestamp</text:p>
          </table:table-cell>
          <table:table-cell table:style-name="Table3.C2" office:value-type="string">
            <text:p text:style-name="Table_20_Contents">PostgreSQL timestamp of the last time this source was harevsted.</text:p>
          </table:table-cell>
        </table:table-row>
        <table:table-row>
          <table:table-cell table:style-name="Table3.A2" office:value-type="string">
            <text:p text:style-name="Table_20_Contents">INTERVAL_MINUTES</text:p>
          </table:table-cell>
          <table:table-cell table:style-name="Table3.A2" office:value-type="string">
            <text:p text:style-name="Table_20_Contents">bigint</text:p>
          </table:table-cell>
          <table:table-cell table:style-name="Table3.C2" office:value-type="string">
            <text:p text:style-name="Table_20_Contents">Interval (in minutes) after which the source should be periodically harvested.</text:p>
          </table:table-cell>
        </table:table-row>
      </table:table>
      <text:h text:style-name="Heading_20_1" text:outline-level="1">SPO table in CR database</text:h>
      <text:p text:style-name="Standard"/>
      <text:p text:style-name="Standard">SPO is the table where CR stores RDF triples. SPO means Subject-Predicate-Object. These are represented by SUBJECT, PREDICATE and OBJECT fields. But there are other fields too, which are helper fields.</text:p>
      <text:p text:style-name="Standard"/>
      <text:p text:style-name="Standard">CR does not store URIs explicitly into SUBJECT and PREDICATE fields, because this would require too much space and indexing over strings is also not that fast. Instead of URIs, CR stores integer hashes of URIs into these fields. For calculating the hashes, CR uses a one-way integer has algorithm called fnv64. To still remember the URIs, CR stores the mapping between hashes and URIs into the table called RESOURCE (see below).</text:p>
      <text:p text:style-name="Standard"/>
      <text:p text:style-name="Standard">Following is the description of the fields in SPO table.</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Field</text:p>
          </table:table-cell>
          <table:table-cell table:style-name="Table1.A1" office:value-type="string">
            <text:p text:style-name="P1">Datatype</text:p>
          </table:table-cell>
          <table:table-cell table:style-name="Table1.C1" office:value-type="string">
            <text:p text:style-name="P1">Description</text:p>
          </table:table-cell>
        </table:table-row>
        <table:table-row>
          <table:table-cell table:style-name="Table1.A2" office:value-type="string">
            <text:p text:style-name="Table_20_Contents">SUBJECT</text:p>
          </table:table-cell>
          <table:table-cell table:style-name="Table1.A2" office:value-type="string">
            <text:p text:style-name="Table_20_Contents">bigint</text:p>
          </table:table-cell>
          <table:table-cell table:style-name="Table1.C2" office:value-type="string">
            <text:p text:style-name="Table_20_Contents">Integer hash of subject URI. Null not allowed.</text:p>
          </table:table-cell>
        </table:table-row>
        <table:table-row>
          <table:table-cell table:style-name="Table1.A2" office:value-type="string">
            <text:p text:style-name="Table_20_Contents">PREDICATE</text:p>
          </table:table-cell>
          <table:table-cell table:style-name="Table1.A2" office:value-type="string">
            <text:p text:style-name="Table_20_Contents">bigint</text:p>
          </table:table-cell>
          <table:table-cell table:style-name="Table1.C2" office:value-type="string">
            <text:p text:style-name="Table_20_Contents">Integer hash of predicate URI. Null not allowed.</text:p>
          </table:table-cell>
        </table:table-row>
        <table:table-row>
          <table:table-cell table:style-name="Table1.A2" office:value-type="string">
            <text:p text:style-name="Table_20_Contents">OBJECT</text:p>
          </table:table-cell>
          <table:table-cell table:style-name="Table1.A2" office:value-type="string">
            <text:p text:style-name="Table_20_Contents">text</text:p>
          </table:table-cell>
          <table:table-cell table:style-name="Table1.C2" office:value-type="string">
            <text:p text:style-name="Table_20_Contents">Object value. Null not allowed.</text:p>
          </table:table-cell>
        </table:table-row>
        <table:table-row>
          <table:table-cell table:style-name="Table1.A2" office:value-type="string">
            <text:p text:style-name="Table_20_Contents">OBJECT_HASH</text:p>
          </table:table-cell>
          <table:table-cell table:style-name="Table1.A2" office:value-type="string">
            <text:p text:style-name="Table_20_Contents">bigint</text:p>
          </table:table-cell>
          <table:table-cell table:style-name="Table1.C2" office:value-type="string">
            <text:p text:style-name="Table_20_Contents">Integer hash of object value. Null not allowed.</text:p>
          </table:table-cell>
        </table:table-row>
        <table:table-row>
          <table:table-cell table:style-name="Table1.A2" office:value-type="string">
            <text:p text:style-name="Table_20_Contents">OBJECT_DOUBLE</text:p>
          </table:table-cell>
          <table:table-cell table:style-name="Table1.A2" office:value-type="string">
            <text:p text:style-name="Table_20_Contents">double</text:p>
          </table:table-cell>
          <table:table-cell table:style-name="Table1.C2" office:value-type="string">
            <text:p text:style-name="Table_20_Contents">Double value of object value. Filled only when object value represents a number (e.g. '2', '-45.3'), otherwise set to null. Su null is allowed.</text:p>
          </table:table-cell>
        </table:table-row>
        <table:table-row>
          <table:table-cell table:style-name="Table1.A2" office:value-type="string">
            <text:p text:style-name="Table_20_Contents">LIT_OBJ</text:p>
          </table:table-cell>
          <table:table-cell table:style-name="Table1.A2" office:value-type="string">
            <text:p text:style-name="Table_20_Contents">'Y' or 'N'</text:p>
          </table:table-cell>
          <table:table-cell table:style-name="Table1.C2" office:value-type="string">
            <text:p text:style-name="Table_20_Contents">Indicates if the object value is plain literal or represents a resource (i.e. another subject) given by its URI. In the first case we speak of "literal object". In the second case we speak of "resource object". If LIT_OBJ='N' then OBJECT is a URI and OBJECT_HASH matches some value in SUBJECT field (given that CR has any triples about that URI). Null not allowed. </text:p>
          </table:table-cell>
        </table:table-row>
        <table:table-row>
          <table:table-cell table:style-name="Table1.A2" office:value-type="string">
            <text:p text:style-name="Table_20_Contents">ANON_SUBJ</text:p>
          </table:table-cell>
          <table:table-cell table:style-name="Table1.A2" office:value-type="string">
            <text:p text:style-name="Table_20_Contents">'Y' or 'N'</text:p>
          </table:table-cell>
          <table:table-cell table:style-name="Table1.C2" office:value-type="string">
            <text:p text:style-name="Table_20_Contents">Indicates if the subject is anonymous (see chapter about anonymous resources above). Null not allowed.</text:p>
          </table:table-cell>
        </table:table-row>
        <table:table-row>
          <table:table-cell table:style-name="Table1.A2" office:value-type="string">
            <text:p text:style-name="Table_20_Contents">ANON_OBJ</text:p>
          </table:table-cell>
          <table:table-cell table:style-name="Table1.A2" office:value-type="string">
            <text:p text:style-name="Table_20_Contents">'Y' or 'N'</text:p>
          </table:table-cell>
          <table:table-cell table:style-name="Table1.C2" office:value-type="string">
            <text:p text:style-name="Table_20_Contents">Indicates if the object value represents an anonymous resource. If ANON_OBJ is 'Y' then LIT_OBJ <text:span text:style-name="T1">must</text:span><text:span text:style-name="T2"> be 'N'. So if LIT_OBJ='Y' then ANON_OBJ is irrelevant. <text:s/>Null not allowed.</text:span></text:p>
          </table:table-cell>
        </table:table-row>
        <table:table-row>
          <table:table-cell table:style-name="Table1.A2" office:value-type="string">
            <text:p text:style-name="Table_20_Contents">OBJ_LANG</text:p>
          </table:table-cell>
          <table:table-cell table:style-name="Table1.A2" office:value-type="string">
            <text:p text:style-name="Table_20_Contents">varchar(10)</text:p>
          </table:table-cell>
          <table:table-cell table:style-name="Table1.C2" office:value-type="string">
            <text:p text:style-name="Table_20_Contents">2-letter language code of the object value. If the object value's language is unknown, then set to empty string. <text:s/><text:span text:style-name="T2">Null not allowed.</text:span></text:p>
          </table:table-cell>
        </table:table-row>
        <table:table-row>
          <table:table-cell table:style-name="Table1.A2" office:value-type="string">
            <text:p text:style-name="Table_20_Contents">SOURCE</text:p>
          </table:table-cell>
          <table:table-cell table:style-name="Table1.A2" office:value-type="string">
            <text:p text:style-name="Table_20_Contents">bigint</text:p>
          </table:table-cell>
          <table:table-cell table:style-name="Table1.C2" office:value-type="string">
            <text:p text:style-name="Table_20_Contents">Integer hash of the URL of the source from where this triple was harvested. Every SOURCE in SPO table is a hash of a URL in the HARVEST_SOURCE table. Null not allowed.</text:p>
          </table:table-cell>
        </table:table-row>
        <table:table-row>
          <table:table-cell table:style-name="Table1.A2" office:value-type="string">
            <text:p text:style-name="Table_20_Contents">GEN_TIME</text:p>
          </table:table-cell>
          <table:table-cell table:style-name="Table1.A2" office:value-type="string">
            <text:p text:style-name="Table_20_Contents">bigint</text:p>
          </table:table-cell>
          <table:table-cell table:style-name="Table1.C2" office:value-type="string">
            <text:p text:style-name="Table_20_Contents">Java timestamp of the harvest session when this triple was harvested from SOURCE. Not null.</text:p>
          </table:table-cell>
        </table:table-row>
        <table:table-row>
          <table:table-cell table:style-name="Table1.A2" office:value-type="string">
            <text:p text:style-name="Table_20_Contents">OBJ_SOURCE_OBJECT</text:p>
          </table:table-cell>
          <table:table-cell table:style-name="Table1.A2" office:value-type="string">
            <text:p text:style-name="Table_20_Contents">bigint</text:p>
          </table:table-cell>
          <table:table-cell table:style-name="Table1.C2" office:value-type="string">
            <text:p text:style-name="Table_20_Contents">Integer hash of the object from which the object in this particular row was derived (see chapter about derived triples and obejcts above). Every value in this field always matches some value in OBJECT_HASH. Null is not allowed, but if this field's value is 0, then it means that the object in this particular row is not a derived object.</text:p>
          </table:table-cell>
        </table:table-row>
        <table:table-row>
          <table:table-cell table:style-name="Table1.A2" office:value-type="string">
            <text:p text:style-name="Table_20_Contents">OBJ_DERIV_SOURCE</text:p>
          </table:table-cell>
          <table:table-cell table:style-name="Table1.A2" office:value-type="string">
            <text:p text:style-name="Table_20_Contents">bigint</text:p>
          </table:table-cell>
          <table:table-cell table:style-name="Table1.C2" office:value-type="string">
            <text:p text:style-name="Table_20_Contents">Integer hash of the SOURCE of the object from where the object in this particular row was derived. <text:s/>Every value in this field always matches some value in SOURCE. Null is not allowed, but if this field's value is 0, then it means that the object in this particular row is not a derived object.</text:p>
          </table:table-cell>
        </table:table-row>
        <table:table-row>
          <table:table-cell table:style-name="Table1.A2" office:value-type="string">
            <text:p text:style-name="Table_20_Contents">OBJ_DERIV_SOURCE_GEN_TIME</text:p>
          </table:table-cell>
          <table:table-cell table:style-name="Table1.A2" office:value-type="string">
            <text:p text:style-name="Table_20_Contents">bigint</text:p>
          </table:table-cell>
          <table:table-cell table:style-name="Table1.C2" office:value-type="string">
            <text:p text:style-name="Table_20_Contents">Java timestamp of the harvest session when OBJ_DERIV_OBJ was harvested from OBJ_DERIV_SOURCE. Null is not allowed, but if this field's value is 0, then it means that the object in this particular row is not a derived object.</text:p>
          </table:table-cell>
        </table:table-row>
      </table:table>
      <text:p text:style-name="Standard"/>
      <text:p text:style-name="Standard">Imagine that CR harvests Example 1 from <text:a xlink:type="simple" xlink:href="http://my.com/example1">http://my.com/ex1</text:a> and Example 2 from <text:a xlink:type="simple" xlink:href="http://my.com/example2">http://my.com/ex2</text:a>. This results in the following rows being inserted into SPO (for the purpose of better read-ability, we still refer explicitly to URIs in some fields):</text:p>
      <text:p text:style-name="Standard"/>
      <table:table table:name="Table7" table:style-name="Table7">
        <table:table-column table:style-name="Table7.A" table:number-columns-repeated="3"/>
        <table:table-column table:style-name="Table7.D"/>
        <table:table-column table:style-name="Table7.E"/>
        <table:table-column table:style-name="Table7.F"/>
        <table:table-column table:style-name="Table7.G"/>
        <table:table-column table:style-name="Table7.H"/>
        <table:table-row>
          <table:table-cell table:style-name="Table7.A1" office:value-type="string">
            <text:p text:style-name="P4">SUBJECT</text:p>
          </table:table-cell>
          <table:table-cell table:style-name="Table7.A1" office:value-type="string">
            <text:p text:style-name="P4">PREDICATE</text:p>
          </table:table-cell>
          <table:table-cell table:style-name="Table7.A1" office:value-type="string">
            <text:p text:style-name="P4">OBJECT</text:p>
          </table:table-cell>
          <table:table-cell table:style-name="Table7.A1" office:value-type="string">
            <text:p text:style-name="P4">OBJECT_HASH</text:p>
          </table:table-cell>
          <table:table-cell table:style-name="Table7.A1" office:value-type="string">
            <text:p text:style-name="P4">LIT_OBJ</text:p>
          </table:table-cell>
          <table:table-cell table:style-name="Table7.A1" office:value-type="string">
            <text:p text:style-name="P4">SOURCE</text:p>
          </table:table-cell>
          <table:table-cell table:style-name="Table7.A1" office:value-type="string">
            <text:p text:style-name="P4">OBJ_SOURCE_OBJECT</text:p>
          </table:table-cell>
          <table:table-cell table:style-name="Table7.H1" office:value-type="string">
            <text:p text:style-name="P4">OBJ_DERIV_SOURCE</text:p>
          </table:table-cell>
        </table:table-row>
        <table:table-row>
          <table:table-cell table:style-name="Table7.A2" office:value-type="string">
            <text:p text:style-name="P4">...</text:p>
          </table:table-cell>
          <table:table-cell table:style-name="Table7.A2" office:value-type="string">
            <text:p text:style-name="P4">...</text:p>
          </table:table-cell>
          <table:table-cell table:style-name="Table7.A2" office:value-type="string">
            <text:p text:style-name="P4">...</text:p>
          </table:table-cell>
          <table:table-cell table:style-name="Table7.A2" office:value-type="string">
            <text:p text:style-name="P4">...</text:p>
          </table:table-cell>
          <table:table-cell table:style-name="Table7.A2" office:value-type="string">
            <text:p text:style-name="P4">...</text:p>
          </table:table-cell>
          <table:table-cell table:style-name="Table7.A2" office:value-type="string">
            <text:p text:style-name="P4"/>
          </table:table-cell>
          <table:table-cell table:style-name="Table7.A2" office:value-type="string">
            <text:p text:style-name="P4">...</text:p>
          </table:table-cell>
          <table:table-cell table:style-name="Table7.H2" office:value-type="string">
            <text:p text:style-name="P4">...</text:p>
          </table:table-cell>
        </table:table-row>
        <table:table-row>
          <table:table-cell table:style-name="Table7.A2" office:value-type="string">
            <text:p text:style-name="P4">http://my.com/Doc23</text:p>
          </table:table-cell>
          <table:table-cell table:style-name="Table7.A2" office:value-type="string">
            <text:p text:style-name="P4">http://www.w3.org/2000/01/rdf-schema#label</text:p>
          </table:table-cell>
          <table:table-cell table:style-name="Table7.A2" office:value-type="string">
            <text:p text:style-name="P4">My other document</text:p>
          </table:table-cell>
          <table:table-cell table:style-name="Table7.A2" office:value-type="string">
            <text:p text:style-name="P4">123</text:p>
          </table:table-cell>
          <table:table-cell table:style-name="Table7.A2" office:value-type="string">
            <text:p text:style-name="P4">Y</text:p>
          </table:table-cell>
          <table:table-cell table:style-name="Table7.A2" office:value-type="string">
            <text:p text:style-name="P4">http://my.com/ex2</text:p>
          </table:table-cell>
          <table:table-cell table:style-name="Table7.A2" office:value-type="string">
            <text:p text:style-name="P4">0</text:p>
          </table:table-cell>
          <table:table-cell table:style-name="Table7.H2" office:value-type="string">
            <text:p text:style-name="P4">0</text:p>
          </table:table-cell>
        </table:table-row>
        <table:table-row>
          <table:table-cell table:style-name="Table7.A2" office:value-type="string">
            <text:p text:style-name="P4">http://my.com/Doc1</text:p>
          </table:table-cell>
          <table:table-cell table:style-name="Table7.A2" office:value-type="string">
            <text:p text:style-name="P4">http://purl.org/dc/elements/1.1/relation</text:p>
          </table:table-cell>
          <table:table-cell table:style-name="Table7.A2" office:value-type="string">
            <text:p text:style-name="P4">http://my.com/Doc23</text:p>
          </table:table-cell>
          <table:table-cell table:style-name="Table7.A2" office:value-type="string">
            <text:p text:style-name="P4">456</text:p>
          </table:table-cell>
          <table:table-cell table:style-name="Table7.A2" office:value-type="string">
            <text:p text:style-name="P4">N</text:p>
          </table:table-cell>
          <table:table-cell table:style-name="Table7.A2" office:value-type="string">
            <text:p text:style-name="P4">http://my.com/ex1</text:p>
          </table:table-cell>
          <table:table-cell table:style-name="Table7.A2" office:value-type="string">
            <text:p text:style-name="P4">0</text:p>
          </table:table-cell>
          <table:table-cell table:style-name="Table7.H2" office:value-type="string">
            <text:p text:style-name="P4">0</text:p>
          </table:table-cell>
        </table:table-row>
        <table:table-row>
          <table:table-cell table:style-name="Table7.A2" office:value-type="string">
            <text:p text:style-name="P4">http://my.com/Doc1</text:p>
          </table:table-cell>
          <table:table-cell table:style-name="Table7.A2" office:value-type="string">
            <text:p text:style-name="P4">http://purl.org/dc/elements/1.1/relation</text:p>
          </table:table-cell>
          <table:table-cell table:style-name="Table7.A2" office:value-type="string">
            <text:p text:style-name="P4">My other document</text:p>
          </table:table-cell>
          <table:table-cell table:style-name="Table7.A2" office:value-type="string">
            <text:p text:style-name="P4">789</text:p>
          </table:table-cell>
          <table:table-cell table:style-name="Table7.A2" office:value-type="string">
            <text:p text:style-name="P4">Y</text:p>
          </table:table-cell>
          <table:table-cell table:style-name="Table7.A2" office:value-type="string">
            <text:p text:style-name="P4">http://my.com/ex1</text:p>
          </table:table-cell>
          <table:table-cell table:style-name="Table7.A2" office:value-type="string">
            <text:p text:style-name="P4">123</text:p>
          </table:table-cell>
          <table:table-cell table:style-name="Table7.H2" office:value-type="string">
            <text:p text:style-name="P4">http://my.com/ex2</text:p>
          </table:table-cell>
        </table:table-row>
        <table:table-row>
          <table:table-cell table:style-name="Table7.A2" office:value-type="string">
            <text:p text:style-name="P4">...</text:p>
          </table:table-cell>
          <table:table-cell table:style-name="Table7.A2" office:value-type="string">
            <text:p text:style-name="P4">...</text:p>
          </table:table-cell>
          <table:table-cell table:style-name="Table7.A2" office:value-type="string">
            <text:p text:style-name="P4">...</text:p>
          </table:table-cell>
          <table:table-cell table:style-name="Table7.A2" office:value-type="string">
            <text:p text:style-name="P4">...</text:p>
          </table:table-cell>
          <table:table-cell table:style-name="Table7.A2" office:value-type="string">
            <text:p text:style-name="P4">...</text:p>
          </table:table-cell>
          <table:table-cell table:style-name="Table7.A2" office:value-type="string">
            <text:p text:style-name="P4">...</text:p>
          </table:table-cell>
          <table:table-cell table:style-name="Table7.A2" office:value-type="string">
            <text:p text:style-name="P4">...</text:p>
          </table:table-cell>
          <table:table-cell table:style-name="Table7.H2" office:value-type="string">
            <text:p text:style-name="P4">...</text:p>
          </table:table-cell>
        </table:table-row>
      </table:table>
      <text:p text:style-name="Standard"/>
      <text:p text:style-name="Standard">Notice the changing of LIT_OBJ value. Notice also how SOURCE denotes the source from where the particular triple was harvested.</text:p>
      <text:p text:style-name="Standard">But more importantly, notice the values of OBJ_SOURCE_OBJECT and OBJ_DERIV_SOURCE. For all triples but the last one, these are set to 0 because these are not derived triples. But the last one is a derived triple and <text:s/>OBJ_DERIV_SOURCE indicates the SOURCE of the triple where it was derived from, and OBJ_SOURCE_OBJECT indicates the OBJECT_HASH of the <text:s/>triple where it was derived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rial" svg:font-family="arial, helvetic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10-05-13T16:15:55</meta:creation-date>
    <dc:date>2010-05-14T13:05:21</dc:date>
    <dc:language>en-US</dc:language>
    <meta:editing-cycles>110</meta:editing-cycles>
    <meta:editing-duration>PT20H49M26S</meta:editing-duration>
    <meta:user-defined meta:name="Info 1"/>
    <meta:user-defined meta:name="Info 2"/>
    <meta:user-defined meta:name="Info 3"/>
    <meta:user-defined meta:name="Info 4"/>
    <meta:document-statistic meta:table-count="6" meta:image-count="0" meta:object-count="0" meta:page-count="6" meta:paragraph-count="209" meta:word-count="1846" meta:character-count="10744"/>
  </office:meta>
</office:document-meta>
</file>